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LRUItemStateCache.cache( Item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LRUItemStateCache.getMax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LRUItemStateCache.evict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LRUItemStateCache.getAcce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MLRUItemStateCache( int maxM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evi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.Entry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LRUItemStateCache.setMaxMemory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LRUItemStateCache.resetAcce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LRUItemStateCache.isCache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recal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setAccessListener( CacheAcces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MLRUItemSt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RUItemStateCache.upd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LRUItemStateCache.shrinkIf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LRUItemStateCache.tou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LRUItemStateCache.getMemory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LRUItemStateCache.retrie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LRUItemStateCach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LRUItemStateCache.retriev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